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73395" officeooo:paragraph-rsid="00173395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officeooo:rsid="00185d7f" officeooo:paragraph-rsid="00185d7f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officeooo:rsid="00185d7f" officeooo:paragraph-rsid="00185d7f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officeooo:rsid="0019eec2" officeooo:paragraph-rsid="0019eec2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officeooo:rsid="001b6b46" officeooo:paragraph-rsid="001b6b46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officeooo:rsid="001c68e2" officeooo:paragraph-rsid="001c68e2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fo:font-weight="bold" officeooo:rsid="001c68e2" officeooo:paragraph-rsid="001c68e2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pt" fo:font-weight="normal" officeooo:rsid="001c68e2" officeooo:paragraph-rsid="001c68e2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0pt" fo:font-weight="normal" officeooo:rsid="001c68e2" officeooo:paragraph-rsid="001c68e2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0pt" fo:font-weight="normal" officeooo:rsid="001e310b" officeooo:paragraph-rsid="001e310b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pt" fo:font-weight="normal" officeooo:rsid="001e310b" officeooo:paragraph-rsid="001e310b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pt" fo:font-weight="normal" officeooo:rsid="001f4284" officeooo:paragraph-rsid="001f4284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0pt" fo:font-weight="normal" officeooo:rsid="00215054" officeooo:paragraph-rsid="00215054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0pt" fo:font-weight="normal" officeooo:rsid="00215054" officeooo:paragraph-rsid="00215054" style:font-size-asian="10pt" style:font-weight-asian="normal" style:font-size-complex="10pt" style:font-weight-complex="normal"/>
    </style:style>
    <style:style style:name="T1" style:family="text">
      <style:text-properties officeooo:rsid="001c68e2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 сем — зачет, 4 — курсач и экзамен</text:p>
      <text:p text:style-name="P1"/>
      <text:p text:style-name="P2">Стандартные типы данных языка С</text:p>
      <text:p text:style-name="P3">Перечеслимые(char, int, long)</text:p>
      <text:p text:style-name="P3">Неперечеслимые(double, float)</text:p>
      <text:p text:style-name="P3"/>
      <text:p text:style-name="P3">char — 1 байт<text:tab/>unsigned char</text:p>
      <text:p text:style-name="P3">int — 4 байта<text:tab/>unsigned int</text:p>
      <text:p text:style-name="P3">long — 8 байт<text:tab/>unsigned long </text:p>
      <text:p text:style-name="P3"/>
      <text:p text:style-name="P4">float/double число с плавающей запятой</text:p>
      <text:p text:style-name="P4">123,456 = 1,23456*10^2</text:p>
      <text:p text:style-name="P4">Нельзя использовать операцию a == b</text:p>
      <text:p text:style-name="P4">Нужно сравнивать abs(a — b) &lt; eps</text:p>
      <text:p text:style-name="P4"/>
      <text:p text:style-name="P5">Арифметические операции</text:p>
      <text:p text:style-name="P5">+ - * / %<text:tab/><text:tab/></text:p>
      <text:p text:style-name="P5">| &amp; ^ ~ « » <text:tab/>побитовые операции</text:p>
      <text:p text:style-name="P5">! || &amp;&amp; == != &gt; &lt; логические операции (мб использованы в целочисленных выражениях, напр. !(!5)=1)</text:p>
      <text:p text:style-name="P5"/>
      <text:p text:style-name="P5">Битовый сдвиг </text:p>
      <text:p text:style-name="P5">unsigned x = 3; //<text:span text:style-name="T1">011</text:span></text:p>
      <text:p text:style-name="P5">x « 4 //<text:span text:style-name="T1">110000 </text:span></text:p>
      <text:p text:style-name="P5"/>
      <text:p text:style-name="P6">x&lt;&lt;n == x*2^n</text:p>
      <text:p text:style-name="P6"/>
      <text:p text:style-name="P6"/>
      <text:p text:style-name="P6">z = x » 4 </text:p>
      <text:p text:style-name="P6"/>
      <text:p text:style-name="P6">x » n == x/2^n</text:p>
      <text:p text:style-name="P6"/>
      <text:p text:style-name="P6">Циклический сдвиг</text:p>
      <text:p text:style-name="P6">влево (x « n) | (x » (s-n)), где s — размер переменной x</text:p>
      <text:p text:style-name="P6">вправо (x &gt;&gt; n) | (x &lt;&lt; (s-n))</text:p>
      <text:p text:style-name="P6"/>
      <text:p text:style-name="P7">Замечание<text:span text:style-name="T2">.</text:span></text:p>
      <text:p text:style-name="P8">(-x)&amp;x</text:p>
      <text:p text:style-name="P8"/>
      <text:p text:style-name="P8"/>
      <text:p text:style-name="P8"/>
      <text:p text:style-name="P9"/>
      <text:p text:style-name="P10">Указатель</text:p>
      <text:p text:style-name="P10"/>
      <text:p text:style-name="P11">char * ptr; //хранит в себе целочисленное значение адреса</text:p>
      <text:p text:style-name="P11">char ch;</text:p>
      <text:p text:style-name="P11">ptr = &amp;ch; //передача адреса</text:p>
      <text:p text:style-name="P11">*ptr = 49; // заносим значение по адресу ptr</text:p>
      <text:p text:style-name="P11"/>
      <text:p text:style-name="P12">int* pint;</text:p>
      <text:p text:style-name="P12">int y;</text:p>
      <text:p text:style-name="P12">ptr = (char*) &amp;y;</text:p>
      <text:p text:style-name="P12"/>
      <text:p text:style-name="P11"/>
      <text:p text:style-name="P13">Схема Горнера</text:p>
      <text:p text:style-name="P14">f(x) — многочлен</text:p>
      <text:p text:style-name="P14">f(x) = f_0 + f_1*x+...+f_n*x^n</text:p>
      <text:p text:style-name="P14">x_0 — известное значение</text:p>
      <text:p text:style-name="P14">f(x_0) =?</text:p>
      <text:p text:style-name="P14">f(x) = f_0+x(f_1+f_2x+...+f_nx^(n-1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0:45:17.511547025</meta:creation-date>
    <dc:date>2019-09-14T12:59:34.512072557</dc:date>
    <meta:editing-duration>PT8M33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1" meta:paragraph-count="40" meta:word-count="183" meta:character-count="1009" meta:non-whitespace-character-count="850"/>
  </office:meta>
</office:document-meta>
</file>